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6772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SNAILSHEL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15621" calcext:value-type="float">
            <text:p>15621</text:p>
          </table:table-cell>
          <table:table-cell table:style-name="ce1" office:value-type="float" office:value="9883" calcext:value-type="float">
            <text:p>9883</text:p>
          </table:table-cell>
          <table:table-cell table:style-name="ce1" office:value-type="float" office:value="8370" calcext:value-type="float">
            <text:p>8370</text:p>
          </table:table-cell>
          <table:table-cell table:style-name="ce1" office:value-type="float" office:value="7766" calcext:value-type="float">
            <text:p>7766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138.5595406106" calcext:value-type="float">
            <text:p>1.385595406106E+02</text:p>
          </table:table-cell>
          <table:table-cell table:style-name="ce4" office:value-type="float" office:value="138.5613905727" calcext:value-type="float">
            <text:p>1.385613905727E+02</text:p>
          </table:table-cell>
          <table:table-cell table:style-name="ce4" office:value-type="float" office:value="138.5601641834" calcext:value-type="float">
            <text:p>1.385601641834E+02</text:p>
          </table:table-cell>
          <table:table-cell table:style-name="ce4" office:value-type="float" office:value="138.5598862029" calcext:value-type="float">
            <text:p>1.385598862029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8870649206822" calcext:value-type="float">
            <text:p>8.870649206822E-03</text:p>
          </table:table-cell>
          <table:table-cell table:style-name="ce4" office:value-type="float" office:value="0.01402159386488" calcext:value-type="float">
            <text:p>1.402159386488E-02</text:p>
          </table:table-cell>
          <table:table-cell table:style-name="ce4" office:value-type="float" office:value="0.01655635848768" calcext:value-type="float">
            <text:p>1.655635848768E-02</text:p>
          </table:table-cell>
          <table:table-cell table:style-name="ce4" office:value-type="float" office:value="0.01784415791409" calcext:value-type="float">
            <text:p>1.784415791409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5115139395656" calcext:value-type="float">
            <text:p>5.115139395656E-03</text:p>
          </table:table-cell>
          <table:table-cell table:style-name="ce4" office:value-type="float" office:value="0.006269762299809" calcext:value-type="float">
            <text:p>6.269762299809E-03</text:p>
          </table:table-cell>
          <table:table-cell table:style-name="ce4" office:value-type="float" office:value="0.006764496555494" calcext:value-type="float">
            <text:p>6.764496555494E-03</text:p>
          </table:table-cell>
          <table:table-cell table:style-name="ce4" office:value-type="float" office:value="0.007045829082053" calcext:value-type="float">
            <text:p>7.045829082053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3274737129101" calcext:value-type="float">
            <text:p>3.274737129101E-07</text:p>
          </table:table-cell>
          <table:table-cell table:style-name="ce4" office:value-type="float" office:value="0.0000006344628921078" calcext:value-type="float">
            <text:p>6.344628921078E-07</text:p>
          </table:table-cell>
          <table:table-cell table:style-name="ce4" office:value-type="float" office:value="0.0000008082801476275" calcext:value-type="float">
            <text:p>8.082801476275E-07</text:p>
          </table:table-cell>
          <table:table-cell table:style-name="ce4" office:value-type="float" office:value="0.000000907383011211" calcext:value-type="float">
            <text:p>9.073830112110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3691654413053" calcext:value-type="float">
            <text:p>3.691654413053E-05</text:p>
          </table:table-cell>
          <table:table-cell table:style-name="ce4" office:value-type="float" office:value="0.00004524898511695" calcext:value-type="float">
            <text:p>4.524898511695E-05</text:p>
          </table:table-cell>
          <table:table-cell table:style-name="ce4" office:value-type="float" office:value="0.00004881992306637" calcext:value-type="float">
            <text:p>4.881992306637E-05</text:p>
          </table:table-cell>
          <table:table-cell table:style-name="ce4" office:value-type="float" office:value="0.00005085042486059" calcext:value-type="float">
            <text:p>5.08504248605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138.5725624637" calcext:value-type="float">
            <text:p>1.385725624637E+02</text:p>
          </table:table-cell>
          <table:table-cell table:style-name="ce4" office:value-type="float" office:value="138.5823568731" calcext:value-type="float">
            <text:p>1.385823568731E+02</text:p>
          </table:table-cell>
          <table:table-cell table:style-name="ce4" office:value-type="float" office:value="138.5855218194" calcext:value-type="float">
            <text:p>1.385855218194E+02</text:p>
          </table:table-cell>
          <table:table-cell table:style-name="ce4" office:value-type="float" office:value="138.5878589325" calcext:value-type="float">
            <text:p>1.385878589325E+0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8871482872199" calcext:value-type="float">
            <text:p>8.871482872199E-03</text:p>
          </table:table-cell>
          <table:table-cell table:style-name="ce4" office:value-type="float" office:value="0.01402371553057" calcext:value-type="float">
            <text:p>1.402371553057E-02</text:p>
          </table:table-cell>
          <table:table-cell table:style-name="ce4" office:value-type="float" office:value="0.01655938843582" calcext:value-type="float">
            <text:p>1.655938843582E-02</text:p>
          </table:table-cell>
          <table:table-cell table:style-name="ce4" office:value-type="float" office:value="0.01784776032614" calcext:value-type="float">
            <text:p>1.784776032614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18.9456215008" calcext:value-type="float">
            <text:p>1.894562150080E+01</text:p>
          </table:table-cell>
          <table:table-cell table:style-name="ce4" office:value-type="float" office:value="18.94533592343" calcext:value-type="float">
            <text:p>1.894533592343E+01</text:p>
          </table:table-cell>
          <table:table-cell table:style-name="ce4" office:value-type="float" office:value="18.94325318416" calcext:value-type="float">
            <text:p>1.894325318416E+01</text:p>
          </table:table-cell>
          <table:table-cell table:style-name="ce4" office:value-type="float" office:value="18.9423205727" calcext:value-type="float">
            <text:p>1.894232057270E+0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1212907906581" calcext:value-type="float">
            <text:p>1.212907906581E-03</text:p>
          </table:table-cell>
          <table:table-cell table:style-name="ce4" office:value-type="float" office:value="0.001917156033539" calcext:value-type="float">
            <text:p>1.917156033539E-03</text:p>
          </table:table-cell>
          <table:table-cell table:style-name="ce4" office:value-type="float" office:value="0.00226350259101" calcext:value-type="float">
            <text:p>2.263502591010E-03</text:p>
          </table:table-cell>
          <table:table-cell table:style-name="ce4" office:value-type="float" office:value="0.002439448882512" calcext:value-type="float">
            <text:p>2.439448882512E-0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1070830851582" calcext:value-type="float">
            <text:p>1.070830851582E-04</text:p>
          </table:table-cell>
          <table:table-cell table:style-name="ce4" office:value-type="float" office:value="0.0003068808285119" calcext:value-type="float">
            <text:p>3.068808285119E-04</text:p>
          </table:table-cell>
          <table:table-cell table:style-name="ce4" office:value-type="float" office:value="0.0005164360050036" calcext:value-type="float">
            <text:p>5.164360050036E-04</text:p>
          </table:table-cell>
          <table:table-cell table:style-name="ce4" office:value-type="float" office:value="0.0007283849492346" calcext:value-type="float">
            <text:p>7.283849492346E-0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6855511213715" calcext:value-type="float">
            <text:p>6.855511213715E-09</text:p>
          </table:table-cell>
          <table:table-cell table:style-name="ce4" office:value-type="float" office:value="0.00000003105452626107" calcext:value-type="float">
            <text:p>3.105452626107E-08</text:p>
          </table:table-cell>
          <table:table-cell table:style-name="ce4" office:value-type="float" office:value="0.00000006170820946393" calcext:value-type="float">
            <text:p>6.170820946393E-08</text:p>
          </table:table-cell>
          <table:table-cell table:style-name="ce4" office:value-type="float" office:value="0.00000009380359938629" calcext:value-type="float">
            <text:p>9.380359938629E-0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3691654413053" calcext:value-type="float">
            <text:p>3.691654413053E-05</text:p>
          </table:table-cell>
          <table:table-cell table:style-name="ce4" office:value-type="float" office:value="0.00004524898511695" calcext:value-type="float">
            <text:p>4.524898511695E-05</text:p>
          </table:table-cell>
          <table:table-cell table:style-name="ce4" office:value-type="float" office:value="0.00004881992306637" calcext:value-type="float">
            <text:p>4.881992306637E-05</text:p>
          </table:table-cell>
          <table:table-cell table:style-name="ce4" office:value-type="float" office:value="0.00005085042486059" calcext:value-type="float">
            <text:p>5.08504248605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17.025096809" calcext:value-type="float">
            <text:p>17.025096809</text:p>
          </table:table-cell>
          <table:table-cell table:style-name="ce8" office:value-type="float" office:value="23.268893545" calcext:value-type="float">
            <text:p>23.268893545</text:p>
          </table:table-cell>
          <table:table-cell table:style-name="ce8" office:value-type="float" office:value="28.315621507" calcext:value-type="float">
            <text:p>28.315621507</text:p>
          </table:table-cell>
          <table:table-cell table:style-name="ce1" office:value-type="float" office:value="32.881253585" calcext:value-type="float">
            <text:p>32.881253585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SNAILSHEL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TOT INTERPOLATED POINTS </text:p>
          </table:table-cell>
          <table:table-cell table:style-name="ce6" office:value-type="float" office:value="-15621" calcext:value-type="float">
            <text:p>-1.562100000000E+04</text:p>
          </table:table-cell>
          <table:table-cell/>
          <table:table-cell table:style-name="ce18" table:formula="of:=[.C25]*(-1)" office:value-type="float" office:value="15621" calcext:value-type="float">
            <text:p>15621</text:p>
          </table:table-cell>
          <table:table-cell table:style-name="ce9" office:value-type="float" office:value="9883" calcext:value-type="float">
            <text:p>9883</text:p>
          </table:table-cell>
          <table:table-cell table:style-name="ce9" office:value-type="float" office:value="8370" calcext:value-type="float">
            <text:p>8370</text:p>
          </table:table-cell>
          <table:table-cell table:style-name="ce9" office:value-type="float" office:value="7766" calcext:value-type="float">
            <text:p>77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SUM CHORD-LENGTH (mm) <text:s text:c="2"/></text:p>
          </table:table-cell>
          <table:table-cell table:style-name="ce6" office:value-type="float" office:value="-138.5595406106" calcext:value-type="float">
            <text:p>-1.385595406106E+02</text:p>
          </table:table-cell>
          <table:table-cell/>
          <table:table-cell table:formula="of:=[.C26]*(-1)" office:value-type="float" office:value="138.5595406106" calcext:value-type="float">
            <text:p>1.385595406106E+02</text:p>
          </table:table-cell>
          <table:table-cell table:style-name="ce6" office:value-type="float" office:value="138.5613905727" calcext:value-type="float">
            <text:p>1.385613905727E+02</text:p>
          </table:table-cell>
          <table:table-cell table:style-name="ce6" office:value-type="float" office:value="138.5601641834" calcext:value-type="float">
            <text:p>1.385601641834E+02</text:p>
          </table:table-cell>
          <table:table-cell table:style-name="ce6" office:value-type="float" office:value="138.5598862029" calcext:value-type="float">
            <text:p>1.385598862029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AVG CHORD-LENGTH (mm) <text:s text:c="2"/></text:p>
          </table:table-cell>
          <table:table-cell table:style-name="ce6" office:value-type="float" office:value="-0.008870649206822" calcext:value-type="float">
            <text:p>-8.870649206822E-03</text:p>
          </table:table-cell>
          <table:table-cell/>
          <table:table-cell table:formula="of:=[.C27]*(-1)" office:value-type="float" office:value="0.008870649206822" calcext:value-type="float">
            <text:p>8.870649206822E-03</text:p>
          </table:table-cell>
          <table:table-cell table:style-name="ce6" office:value-type="float" office:value="0.01402159386488" calcext:value-type="float">
            <text:p>1.402159386488E-02</text:p>
          </table:table-cell>
          <table:table-cell table:style-name="ce6" office:value-type="float" office:value="0.01655635848768" calcext:value-type="float">
            <text:p>1.655635848768E-02</text:p>
          </table:table-cell>
          <table:table-cell table:style-name="ce6" office:value-type="float" office:value="0.01784415791409" calcext:value-type="float">
            <text:p>1.784415791409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SUM CHORD-ERROR <text:s/>(mm) <text:s text:c="2"/></text:p>
          </table:table-cell>
          <table:table-cell table:style-name="ce6" office:value-type="float" office:value="-0.005115139395656" calcext:value-type="float">
            <text:p>-5.115139395656E-03</text:p>
          </table:table-cell>
          <table:table-cell/>
          <table:table-cell table:formula="of:=[.C28]*(-1)" office:value-type="float" office:value="0.005115139395656" calcext:value-type="float">
            <text:p>5.115139395656E-03</text:p>
          </table:table-cell>
          <table:table-cell table:style-name="ce6" office:value-type="float" office:value="0.006269762299809" calcext:value-type="float">
            <text:p>6.269762299809E-03</text:p>
          </table:table-cell>
          <table:table-cell table:style-name="ce6" office:value-type="float" office:value="0.006764496555494" calcext:value-type="float">
            <text:p>6.764496555494E-03</text:p>
          </table:table-cell>
          <table:table-cell table:style-name="ce6" office:value-type="float" office:value="0.007045829082053" calcext:value-type="float">
            <text:p>7.045829082053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AVG CHORD-ERROR <text:s/>(mm) <text:s text:c="2"/></text:p>
          </table:table-cell>
          <table:table-cell table:style-name="ce6" office:value-type="float" office:value="-0.0000003274737129101" calcext:value-type="float">
            <text:p>-3.274737129101E-07</text:p>
          </table:table-cell>
          <table:table-cell/>
          <table:table-cell table:formula="of:=[.C29]*(-1)" office:value-type="float" office:value="0.0000003274737129101" calcext:value-type="float">
            <text:p>3.274737129101E-07</text:p>
          </table:table-cell>
          <table:table-cell table:style-name="ce6" office:value-type="float" office:value="0.0000006344628921078" calcext:value-type="float">
            <text:p>6.344628921078E-07</text:p>
          </table:table-cell>
          <table:table-cell table:style-name="ce6" office:value-type="float" office:value="0.0000008082801476275" calcext:value-type="float">
            <text:p>8.082801476275E-07</text:p>
          </table:table-cell>
          <table:table-cell table:style-name="ce6" office:value-type="float" office:value="0.000000907383011211" calcext:value-type="float">
            <text:p>9.073830112110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EFFICIENCY ERROR/CHORD <text:s/></text:p>
          </table:table-cell>
          <table:table-cell table:style-name="ce6" office:value-type="float" office:value="-0.00003691654413053" calcext:value-type="float">
            <text:p>-3.691654413053E-05</text:p>
          </table:table-cell>
          <table:table-cell/>
          <table:table-cell table:formula="of:=[.C30]*(-1)" office:value-type="float" office:value="0.00003691654413053" calcext:value-type="float">
            <text:p>3.691654413053E-05</text:p>
          </table:table-cell>
          <table:table-cell table:style-name="ce6" office:value-type="float" office:value="0.00004524898511695" calcext:value-type="float">
            <text:p>4.524898511695E-05</text:p>
          </table:table-cell>
          <table:table-cell table:style-name="ce6" office:value-type="float" office:value="0.00004881992306637" calcext:value-type="float">
            <text:p>4.881992306637E-05</text:p>
          </table:table-cell>
          <table:table-cell table:style-name="ce6" office:value-type="float" office:value="0.00005085042486059" calcext:value-type="float">
            <text:p>5.085042486059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SUM ARC-LENGTH <text:s text:c="2"/>(mm) <text:s text:c="2"/></text:p>
          </table:table-cell>
          <table:table-cell table:style-name="ce6" office:value-type="float" office:value="-138.5725624637" calcext:value-type="float">
            <text:p>-1.385725624637E+02</text:p>
          </table:table-cell>
          <table:table-cell/>
          <table:table-cell table:formula="of:=[.C31]*(-1)" office:value-type="float" office:value="138.5725624637" calcext:value-type="float">
            <text:p>1.385725624637E+02</text:p>
          </table:table-cell>
          <table:table-cell table:style-name="ce6" office:value-type="float" office:value="138.5823568731" calcext:value-type="float">
            <text:p>1.385823568731E+02</text:p>
          </table:table-cell>
          <table:table-cell table:style-name="ce6" office:value-type="float" office:value="138.5855218194" calcext:value-type="float">
            <text:p>1.385855218194E+02</text:p>
          </table:table-cell>
          <table:table-cell table:style-name="ce6" office:value-type="float" office:value="138.5878589325" calcext:value-type="float">
            <text:p>1.385878589325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AVG ARC-LENGTH <text:s text:c="2"/>(mm) <text:s text:c="2"/></text:p>
          </table:table-cell>
          <table:table-cell table:style-name="ce6" office:value-type="float" office:value="-0.008871482872199" calcext:value-type="float">
            <text:p>-8.871482872199E-03</text:p>
          </table:table-cell>
          <table:table-cell/>
          <table:table-cell table:formula="of:=[.C32]*(-1)" office:value-type="float" office:value="0.008871482872199" calcext:value-type="float">
            <text:p>8.871482872199E-03</text:p>
          </table:table-cell>
          <table:table-cell table:style-name="ce6" office:value-type="float" office:value="0.01402371553057" calcext:value-type="float">
            <text:p>1.402371553057E-02</text:p>
          </table:table-cell>
          <table:table-cell table:style-name="ce6" office:value-type="float" office:value="0.01655938843582" calcext:value-type="float">
            <text:p>1.655938843582E-02</text:p>
          </table:table-cell>
          <table:table-cell table:style-name="ce6" office:value-type="float" office:value="0.01784776032614" calcext:value-type="float">
            <text:p>1.784776032614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SUM ARC-THETA <text:s text:c="3"/>(rad) <text:s/></text:p>
          </table:table-cell>
          <table:table-cell table:style-name="ce6" office:value-type="float" office:value="-18.9456215008" calcext:value-type="float">
            <text:p>-1.894562150080E+01</text:p>
          </table:table-cell>
          <table:table-cell/>
          <table:table-cell table:formula="of:=[.C33]*(-1)" office:value-type="float" office:value="18.9456215008" calcext:value-type="float">
            <text:p>1.894562150080E+01</text:p>
          </table:table-cell>
          <table:table-cell table:style-name="ce6" office:value-type="float" office:value="18.94533592343" calcext:value-type="float">
            <text:p>1.894533592343E+01</text:p>
          </table:table-cell>
          <table:table-cell table:style-name="ce6" office:value-type="float" office:value="18.94325318416" calcext:value-type="float">
            <text:p>1.894325318416E+01</text:p>
          </table:table-cell>
          <table:table-cell table:style-name="ce6" office:value-type="float" office:value="18.9423205727" calcext:value-type="float">
            <text:p>1.894232057270E+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AVG ARC-THETA <text:s text:c="3"/>(rad) <text:s/></text:p>
          </table:table-cell>
          <table:table-cell table:style-name="ce6" office:value-type="float" office:value="-0.001212907906581" calcext:value-type="float">
            <text:p>-1.212907906581E-03</text:p>
          </table:table-cell>
          <table:table-cell/>
          <table:table-cell table:formula="of:=[.C34]*(-1)" office:value-type="float" office:value="0.001212907906581" calcext:value-type="float">
            <text:p>1.212907906581E-03</text:p>
          </table:table-cell>
          <table:table-cell table:style-name="ce6" office:value-type="float" office:value="0.001917156033539" calcext:value-type="float">
            <text:p>1.917156033539E-03</text:p>
          </table:table-cell>
          <table:table-cell table:style-name="ce6" office:value-type="float" office:value="0.00226350259101" calcext:value-type="float">
            <text:p>2.263502591010E-03</text:p>
          </table:table-cell>
          <table:table-cell table:style-name="ce6" office:value-type="float" office:value="0.002439448882512" calcext:value-type="float">
            <text:p>2.439448882512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SUM ARC-AREA <text:s text:c="4"/>(mm2) <text:s/></text:p>
          </table:table-cell>
          <table:table-cell table:style-name="ce6" office:value-type="float" office:value="-0.0001070830851582" calcext:value-type="float">
            <text:p>-1.070830851582E-04</text:p>
          </table:table-cell>
          <table:table-cell/>
          <table:table-cell table:formula="of:=[.C35]*(-1)" office:value-type="float" office:value="0.0001070830851582" calcext:value-type="float">
            <text:p>1.070830851582E-04</text:p>
          </table:table-cell>
          <table:table-cell table:style-name="ce6" office:value-type="float" office:value="0.0003068808285119" calcext:value-type="float">
            <text:p>3.068808285119E-04</text:p>
          </table:table-cell>
          <table:table-cell table:style-name="ce6" office:value-type="float" office:value="0.0005164360050036" calcext:value-type="float">
            <text:p>5.164360050036E-04</text:p>
          </table:table-cell>
          <table:table-cell table:style-name="ce6" office:value-type="float" office:value="0.0007283849492346" calcext:value-type="float">
            <text:p>7.283849492346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AVG ARC-AREA <text:s text:c="4"/>(mm2) <text:s/></text:p>
          </table:table-cell>
          <table:table-cell table:style-name="ce6" office:value-type="float" office:value="-0.000000006855511213715" calcext:value-type="float">
            <text:p>-6.855511213715E-09</text:p>
          </table:table-cell>
          <table:table-cell/>
          <table:table-cell table:formula="of:=[.C36]*(-1)" office:value-type="float" office:value="0.000000006855511213715" calcext:value-type="float">
            <text:p>6.855511213715E-09</text:p>
          </table:table-cell>
          <table:table-cell table:style-name="ce6" office:value-type="float" office:value="0.00000003105452626107" calcext:value-type="float">
            <text:p>3.105452626107E-08</text:p>
          </table:table-cell>
          <table:table-cell table:style-name="ce6" office:value-type="float" office:value="0.00000006170820946393" calcext:value-type="float">
            <text:p>6.170820946393E-08</text:p>
          </table:table-cell>
          <table:table-cell table:style-name="ce6" office:value-type="float" office:value="0.00000009380359938629" calcext:value-type="float">
            <text:p>9.380359938629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ILSHELL EFFICIENCY AREA/ARC <text:s text:c="4"/></text:p>
          </table:table-cell>
          <table:table-cell table:style-name="ce6" office:value-type="float" office:value="-0.00003691654413053" calcext:value-type="float">
            <text:p>-3.691654413053E-05</text:p>
          </table:table-cell>
          <table:table-cell/>
          <table:table-cell table:formula="of:=[.C37]*(-1)" office:value-type="float" office:value="0.00003691654413053" calcext:value-type="float">
            <text:p>3.691654413053E-05</text:p>
          </table:table-cell>
          <table:table-cell table:style-name="ce6" office:value-type="float" office:value="0.00004524898511695" calcext:value-type="float">
            <text:p>4.524898511695E-05</text:p>
          </table:table-cell>
          <table:table-cell table:style-name="ce6" office:value-type="float" office:value="0.00004881992306637" calcext:value-type="float">
            <text:p>4.881992306637E-05</text:p>
          </table:table-cell>
          <table:table-cell table:style-name="ce6" office:value-type="float" office:value="0.00005085042486059" calcext:value-type="float">
            <text:p>5.085042486059E-0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2:43:20.64" calcext:value-type="date">
            <text:p>2023-09-30 22:43:20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025096809 seconds.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SNAILSHELL TOT INTERPOLATED POINTS </text:p>
          </table:table-cell>
          <table:table-cell table:style-name="Default" office:value-type="float" office:value="-9883" calcext:value-type="float">
            <text:p>-9883</text:p>
          </table:table-cell>
          <table:table-cell/>
          <table:table-cell table:style-name="Default" table:formula="of:=(-1)*[.C43]" office:value-type="float" office:value="9883" calcext:value-type="float">
            <text:p>98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SNAILSHELL SUM CHORD-LENGTH (mm) <text:s text:c="2"/></text:p>
          </table:table-cell>
          <table:table-cell office:value-type="float" office:value="-138.5613905727" calcext:value-type="float">
            <text:p>-1.39E+02</text:p>
          </table:table-cell>
          <table:table-cell/>
          <table:table-cell table:formula="of:=(-1)*[.C44]" office:value-type="float" office:value="138.5613905727" calcext:value-type="float">
            <text:p>1.385613905727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AVG CHORD-LENGTH (mm) <text:s text:c="2"/></text:p>
          </table:table-cell>
          <table:table-cell office:value-type="float" office:value="-0.01402159386488" calcext:value-type="float">
            <text:p>-1.40E-02</text:p>
          </table:table-cell>
          <table:table-cell/>
          <table:table-cell table:formula="of:=(-1)*[.C45]" office:value-type="float" office:value="0.01402159386488" calcext:value-type="float">
            <text:p>1.402159386488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SUM CHORD-ERROR <text:s/>(mm) <text:s text:c="2"/></text:p>
          </table:table-cell>
          <table:table-cell office:value-type="float" office:value="-0.006269762299809" calcext:value-type="float">
            <text:p>-6.27E-03</text:p>
          </table:table-cell>
          <table:table-cell/>
          <table:table-cell table:formula="of:=(-1)*[.C46]" office:value-type="float" office:value="0.006269762299809" calcext:value-type="float">
            <text:p>6.269762299809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AVG CHORD-ERROR <text:s/>(mm) <text:s text:c="2"/></text:p>
          </table:table-cell>
          <table:table-cell office:value-type="float" office:value="-0.0000006344628921078" calcext:value-type="float">
            <text:p>-6.34E-07</text:p>
          </table:table-cell>
          <table:table-cell/>
          <table:table-cell table:formula="of:=(-1)*[.C47]" office:value-type="float" office:value="0.0000006344628921078" calcext:value-type="float">
            <text:p>6.344628921078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EFFICIENCY ERROR/CHORD <text:s/></text:p>
          </table:table-cell>
          <table:table-cell office:value-type="float" office:value="-0.00004524898511695" calcext:value-type="float">
            <text:p>-4.52E-05</text:p>
          </table:table-cell>
          <table:table-cell/>
          <table:table-cell table:formula="of:=(-1)*[.C48]" office:value-type="float" office:value="0.00004524898511695" calcext:value-type="float">
            <text:p>4.524898511695E-05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SUM ARC-LENGTH <text:s text:c="2"/>(mm) <text:s text:c="2"/></text:p>
          </table:table-cell>
          <table:table-cell office:value-type="float" office:value="-138.5823568731" calcext:value-type="float">
            <text:p>-1.39E+02</text:p>
          </table:table-cell>
          <table:table-cell/>
          <table:table-cell table:formula="of:=(-1)*[.C49]" office:value-type="float" office:value="138.5823568731" calcext:value-type="float">
            <text:p>1.385823568731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AVG ARC-LENGTH <text:s text:c="2"/>(mm) <text:s text:c="2"/></text:p>
          </table:table-cell>
          <table:table-cell office:value-type="float" office:value="-0.01402371553057" calcext:value-type="float">
            <text:p>-1.40E-02</text:p>
          </table:table-cell>
          <table:table-cell/>
          <table:table-cell table:formula="of:=(-1)*[.C50]" office:value-type="float" office:value="0.01402371553057" calcext:value-type="float">
            <text:p>1.402371553057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SUM ARC-THETA <text:s text:c="3"/>(rad) <text:s/></text:p>
          </table:table-cell>
          <table:table-cell office:value-type="float" office:value="-18.94533592343" calcext:value-type="float">
            <text:p>-1.89E+01</text:p>
          </table:table-cell>
          <table:table-cell/>
          <table:table-cell table:formula="of:=(-1)*[.C51]" office:value-type="float" office:value="18.94533592343" calcext:value-type="float">
            <text:p>1.894533592343E+01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AVG ARC-THETA <text:s text:c="3"/>(rad) <text:s/></text:p>
          </table:table-cell>
          <table:table-cell office:value-type="float" office:value="-0.001917156033539" calcext:value-type="float">
            <text:p>-1.92E-03</text:p>
          </table:table-cell>
          <table:table-cell/>
          <table:table-cell table:formula="of:=(-1)*[.C52]" office:value-type="float" office:value="0.001917156033539" calcext:value-type="float">
            <text:p>1.917156033539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SUM ARC-AREA <text:s text:c="4"/>(mm2) <text:s/></text:p>
          </table:table-cell>
          <table:table-cell office:value-type="float" office:value="-0.0003068808285119" calcext:value-type="float">
            <text:p>-3.07E-04</text:p>
          </table:table-cell>
          <table:table-cell/>
          <table:table-cell table:formula="of:=(-1)*[.C53]" office:value-type="float" office:value="0.0003068808285119" calcext:value-type="float">
            <text:p>3.068808285119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AVG ARC-AREA <text:s text:c="4"/>(mm2) <text:s/></text:p>
          </table:table-cell>
          <table:table-cell office:value-type="float" office:value="-0.00000003105452626107" calcext:value-type="float">
            <text:p>-3.11E-08</text:p>
          </table:table-cell>
          <table:table-cell/>
          <table:table-cell table:formula="of:=(-1)*[.C54]" office:value-type="float" office:value="0.00000003105452626107" calcext:value-type="float">
            <text:p>3.105452626107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ILSHELL EFFICIENCY AREA/ARC <text:s text:c="4"/></text:p>
          </table:table-cell>
          <table:table-cell office:value-type="float" office:value="-0.00004524898511695" calcext:value-type="float">
            <text:p>-4.52E-05</text:p>
          </table:table-cell>
          <table:table-cell/>
          <table:table-cell table:formula="of:=(-1)*[.C55]" office:value-type="float" office:value="0.00004524898511695" calcext:value-type="float">
            <text:p>4.524898511695E-05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2:48:30.9" calcext:value-type="date">
            <text:p>2023-09-30 22:48:30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23.268893545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TOT INTERPOLATED POINTS </text:p>
          </table:table-cell>
          <table:table-cell table:style-name="Default" office:value-type="float" office:value="-8370" calcext:value-type="float">
            <text:p>-8370</text:p>
          </table:table-cell>
          <table:table-cell/>
          <table:table-cell table:style-name="Default" table:formula="of:=(-1)*[.C61]" office:value-type="float" office:value="8370" calcext:value-type="float">
            <text:p>83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SUM CHORD-LENGTH (mm) <text:s text:c="2"/></text:p>
          </table:table-cell>
          <table:table-cell office:value-type="float" office:value="-138.5601641834" calcext:value-type="float">
            <text:p>-1.39E+02</text:p>
          </table:table-cell>
          <table:table-cell/>
          <table:table-cell table:formula="of:=(-1)*[.C62]" office:value-type="float" office:value="138.5601641834" calcext:value-type="float">
            <text:p>1.385601641834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AVG CHORD-LENGTH (mm) <text:s text:c="2"/></text:p>
          </table:table-cell>
          <table:table-cell office:value-type="float" office:value="-0.01655635848768" calcext:value-type="float">
            <text:p>-1.66E-02</text:p>
          </table:table-cell>
          <table:table-cell/>
          <table:table-cell table:formula="of:=(-1)*[.C63]" office:value-type="float" office:value="0.01655635848768" calcext:value-type="float">
            <text:p>1.655635848768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SUM CHORD-ERROR <text:s/>(mm) <text:s text:c="2"/></text:p>
          </table:table-cell>
          <table:table-cell office:value-type="float" office:value="-0.006764496555494" calcext:value-type="float">
            <text:p>-6.76E-03</text:p>
          </table:table-cell>
          <table:table-cell/>
          <table:table-cell table:formula="of:=(-1)*[.C64]" office:value-type="float" office:value="0.006764496555494" calcext:value-type="float">
            <text:p>6.764496555494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AVG CHORD-ERROR <text:s/>(mm) <text:s text:c="2"/></text:p>
          </table:table-cell>
          <table:table-cell office:value-type="float" office:value="-0.0000008082801476275" calcext:value-type="float">
            <text:p>-8.08E-07</text:p>
          </table:table-cell>
          <table:table-cell/>
          <table:table-cell table:formula="of:=(-1)*[.C65]" office:value-type="float" office:value="0.0000008082801476275" calcext:value-type="float">
            <text:p>8.082801476275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EFFICIENCY ERROR/CHORD <text:s/></text:p>
          </table:table-cell>
          <table:table-cell office:value-type="float" office:value="-0.00004881992306637" calcext:value-type="float">
            <text:p>-4.88E-05</text:p>
          </table:table-cell>
          <table:table-cell/>
          <table:table-cell table:formula="of:=(-1)*[.C66]" office:value-type="float" office:value="0.00004881992306637" calcext:value-type="float">
            <text:p>4.881992306637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SUM ARC-LENGTH <text:s text:c="2"/>(mm) <text:s text:c="2"/></text:p>
          </table:table-cell>
          <table:table-cell office:value-type="float" office:value="-138.5855218194" calcext:value-type="float">
            <text:p>-1.39E+02</text:p>
          </table:table-cell>
          <table:table-cell/>
          <table:table-cell table:formula="of:=(-1)*[.C67]" office:value-type="float" office:value="138.5855218194" calcext:value-type="float">
            <text:p>1.385855218194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AVG ARC-LENGTH <text:s text:c="2"/>(mm) <text:s text:c="2"/></text:p>
          </table:table-cell>
          <table:table-cell office:value-type="float" office:value="-0.01655938843582" calcext:value-type="float">
            <text:p>-1.66E-02</text:p>
          </table:table-cell>
          <table:table-cell/>
          <table:table-cell table:formula="of:=(-1)*[.C68]" office:value-type="float" office:value="0.01655938843582" calcext:value-type="float">
            <text:p>1.655938843582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SUM ARC-THETA <text:s text:c="3"/>(rad) <text:s/></text:p>
          </table:table-cell>
          <table:table-cell office:value-type="float" office:value="-18.94325318416" calcext:value-type="float">
            <text:p>-1.89E+01</text:p>
          </table:table-cell>
          <table:table-cell/>
          <table:table-cell table:formula="of:=(-1)*[.C69]" office:value-type="float" office:value="18.94325318416" calcext:value-type="float">
            <text:p>1.894325318416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AVG ARC-THETA <text:s text:c="3"/>(rad) <text:s/></text:p>
          </table:table-cell>
          <table:table-cell office:value-type="float" office:value="-0.00226350259101" calcext:value-type="float">
            <text:p>-2.26E-03</text:p>
          </table:table-cell>
          <table:table-cell/>
          <table:table-cell table:formula="of:=(-1)*[.C70]" office:value-type="float" office:value="0.00226350259101" calcext:value-type="float">
            <text:p>2.263502591010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SUM ARC-AREA <text:s text:c="4"/>(mm2) <text:s/></text:p>
          </table:table-cell>
          <table:table-cell office:value-type="float" office:value="-0.0005164360050036" calcext:value-type="float">
            <text:p>-5.16E-04</text:p>
          </table:table-cell>
          <table:table-cell/>
          <table:table-cell table:formula="of:=(-1)*[.C71]" office:value-type="float" office:value="0.0005164360050036" calcext:value-type="float">
            <text:p>5.164360050036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AVG ARC-AREA <text:s text:c="4"/>(mm2) <text:s/></text:p>
          </table:table-cell>
          <table:table-cell office:value-type="float" office:value="-0.00000006170820946393" calcext:value-type="float">
            <text:p>-6.17E-08</text:p>
          </table:table-cell>
          <table:table-cell/>
          <table:table-cell table:formula="of:=(-1)*[.C72]" office:value-type="float" office:value="0.00000006170820946393" calcext:value-type="float">
            <text:p>6.170820946393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NAILSHELL EFFICIENCY AREA/ARC <text:s text:c="4"/></text:p>
          </table:table-cell>
          <table:table-cell office:value-type="float" office:value="-0.00004881992306637" calcext:value-type="float">
            <text:p>-4.88E-05</text:p>
          </table:table-cell>
          <table:table-cell/>
          <table:table-cell table:formula="of:=(-1)*[.C73]" office:value-type="float" office:value="0.00004881992306637" calcext:value-type="float">
            <text:p>4.881992306637E-0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date" office:date-value="2023-09-30T22:52:55.98" calcext:value-type="date">
            <text:p>2023-09-30 22:52:55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315621507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TOT INTERPOLATED POINTS </text:p>
          </table:table-cell>
          <table:table-cell table:style-name="Default" office:value-type="float" office:value="-7766" calcext:value-type="float">
            <text:p>-7766</text:p>
          </table:table-cell>
          <table:table-cell/>
          <table:table-cell table:style-name="Default" table:formula="of:=(-1)*[.C80]" office:value-type="float" office:value="7766" calcext:value-type="float">
            <text:p>776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SUM CHORD-LENGTH (mm) <text:s text:c="2"/></text:p>
          </table:table-cell>
          <table:table-cell office:value-type="float" office:value="-138.5598862029" calcext:value-type="float">
            <text:p>-1.39E+02</text:p>
          </table:table-cell>
          <table:table-cell/>
          <table:table-cell table:formula="of:=(-1)*[.C81]" office:value-type="float" office:value="138.5598862029" calcext:value-type="float">
            <text:p>1.385598862029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AVG CHORD-LENGTH (mm) <text:s text:c="2"/></text:p>
          </table:table-cell>
          <table:table-cell office:value-type="float" office:value="-0.01784415791409" calcext:value-type="float">
            <text:p>-1.78E-02</text:p>
          </table:table-cell>
          <table:table-cell/>
          <table:table-cell table:formula="of:=(-1)*[.C82]" office:value-type="float" office:value="0.01784415791409" calcext:value-type="float">
            <text:p>1.784415791409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SUM CHORD-ERROR <text:s/>(mm) <text:s text:c="2"/></text:p>
          </table:table-cell>
          <table:table-cell office:value-type="float" office:value="-0.007045829082053" calcext:value-type="float">
            <text:p>-7.05E-03</text:p>
          </table:table-cell>
          <table:table-cell/>
          <table:table-cell table:formula="of:=(-1)*[.C83]" office:value-type="float" office:value="0.007045829082053" calcext:value-type="float">
            <text:p>7.045829082053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AVG CHORD-ERROR <text:s/>(mm) <text:s text:c="2"/></text:p>
          </table:table-cell>
          <table:table-cell office:value-type="float" office:value="-0.000000907383011211" calcext:value-type="float">
            <text:p>-9.07E-07</text:p>
          </table:table-cell>
          <table:table-cell/>
          <table:table-cell table:formula="of:=(-1)*[.C84]" office:value-type="float" office:value="0.000000907383011211" calcext:value-type="float">
            <text:p>9.073830112110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EFFICIENCY ERROR/CHORD <text:s/></text:p>
          </table:table-cell>
          <table:table-cell office:value-type="float" office:value="-0.00005085042486059" calcext:value-type="float">
            <text:p>-5.09E-05</text:p>
          </table:table-cell>
          <table:table-cell/>
          <table:table-cell table:formula="of:=(-1)*[.C85]" office:value-type="float" office:value="0.00005085042486059" calcext:value-type="float">
            <text:p>5.085042486059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SUM ARC-LENGTH <text:s text:c="2"/>(mm) <text:s text:c="2"/></text:p>
          </table:table-cell>
          <table:table-cell office:value-type="float" office:value="-138.5878589325" calcext:value-type="float">
            <text:p>-1.39E+02</text:p>
          </table:table-cell>
          <table:table-cell/>
          <table:table-cell table:formula="of:=(-1)*[.C86]" office:value-type="float" office:value="138.5878589325" calcext:value-type="float">
            <text:p>1.385878589325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AVG ARC-LENGTH <text:s text:c="2"/>(mm) <text:s text:c="2"/></text:p>
          </table:table-cell>
          <table:table-cell office:value-type="float" office:value="-0.01784776032614" calcext:value-type="float">
            <text:p>-1.78E-02</text:p>
          </table:table-cell>
          <table:table-cell/>
          <table:table-cell table:formula="of:=(-1)*[.C87]" office:value-type="float" office:value="0.01784776032614" calcext:value-type="float">
            <text:p>1.78477603261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SUM ARC-THETA <text:s text:c="3"/>(rad) <text:s/></text:p>
          </table:table-cell>
          <table:table-cell office:value-type="float" office:value="-18.9423205727" calcext:value-type="float">
            <text:p>-1.89E+01</text:p>
          </table:table-cell>
          <table:table-cell/>
          <table:table-cell table:formula="of:=(-1)*[.C88]" office:value-type="float" office:value="18.9423205727" calcext:value-type="float">
            <text:p>1.894232057270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AVG ARC-THETA <text:s text:c="3"/>(rad) <text:s/></text:p>
          </table:table-cell>
          <table:table-cell office:value-type="float" office:value="-0.002439448882512" calcext:value-type="float">
            <text:p>-2.44E-03</text:p>
          </table:table-cell>
          <table:table-cell/>
          <table:table-cell table:formula="of:=(-1)*[.C89]" office:value-type="float" office:value="0.002439448882512" calcext:value-type="float">
            <text:p>2.439448882512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SUM ARC-AREA <text:s text:c="4"/>(mm2) <text:s/></text:p>
          </table:table-cell>
          <table:table-cell office:value-type="float" office:value="-0.0007283849492346" calcext:value-type="float">
            <text:p>-7.28E-04</text:p>
          </table:table-cell>
          <table:table-cell/>
          <table:table-cell table:formula="of:=(-1)*[.C90]" office:value-type="float" office:value="0.0007283849492346" calcext:value-type="float">
            <text:p>7.283849492346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AVG ARC-AREA <text:s text:c="4"/>(mm2) <text:s/></text:p>
          </table:table-cell>
          <table:table-cell office:value-type="float" office:value="-0.00000009380359938629" calcext:value-type="float">
            <text:p>-9.38E-08</text:p>
          </table:table-cell>
          <table:table-cell/>
          <table:table-cell table:formula="of:=(-1)*[.C91]" office:value-type="float" office:value="0.00000009380359938629" calcext:value-type="float">
            <text:p>9.380359938629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ILSHELL EFFICIENCY AREA/ARC <text:s text:c="4"/></text:p>
          </table:table-cell>
          <table:table-cell office:value-type="float" office:value="-0.00005085042486059" calcext:value-type="float">
            <text:p>-5.09E-05</text:p>
          </table:table-cell>
          <table:table-cell/>
          <table:table-cell table:formula="of:=(-1)*[.C92]" office:value-type="float" office:value="0.00005085042486059" calcext:value-type="float">
            <text:p>5.085042486059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2:58:36.82" calcext:value-type="date">
            <text:p>2023-09-30 22:58:36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881253585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4:54:02.331080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2T15:35:05.011076411</dc:date>
    <meta:editing-duration>PT6H48M28S</meta:editing-duration>
    <meta:editing-cycles>30</meta:editing-cycles>
    <meta:generator>LibreOffice/6.4.7.2$Linux_X86_64 LibreOffice_project/40$Build-2</meta:generator>
    <meta:document-statistic meta:table-count="1" meta:cell-count="330" meta:object-count="0"/>
  </office:meta>
</office:document-meta>
</file>